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cm" svg:height="3.5cm" svg:x="5.9cm" svg:y="0.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3.8cm" svg:height="2.9cm" svg:x="3.1cm" svg:y="7.7cm">
          <text:p text:style-name="P1"><text:span text:style-name="T1">Input mone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13.2cm" svg:height="2.9cm" svg:x="3.3cm" svg:y="4.1cm">
          <text:p text:style-name="P1"><text:span text:style-name="T1">Output “please enter the amount of mone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10.6cm" svg:height="9.8cm" svg:x="4.7cm" svg:y="11.3cm">
          <text:p text:style-name="P2">twenties ← money//20</text:p>
          <text:p text:style-name="P2">remainder1 ← money%20</text:p>
          <text:p text:style-name="P2">tens ← Remainder1//10</text:p>
          <text:p text:style-name="P2">remainder1 ← remainder1%10</text:p>
          <text:p text:style-name="P2">fives ← remainder1//5</text:p>
          <text:p text:style-name="P2">Remainder1 ←remainder1%5</text:p>
          <text:p text:style-name="P2">twos ← remainder1//2</text:p>
          <text:p text:style-name="P2">remainder1← remainder1%2</text:p>
          <text:p text:style-name="P2">ones ← remainder1//1</text:p>
          <text:p text:style-name="P2">Remainder1 ← remainder1%1</text:p>
          <text:p text:style-name="P2"><text:s text:c="2"/></text:p>
          <text:p text:style-name="P2"/>
          <text:p text:style-name="P2"/>
          <text:p text:style-name="P2"/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8cm" svg:height="3.5cm" svg:x="4.9cm" svg:y="26.3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0.4cm" svg:height="3.8cm" svg:x="4.8cm" svg:y="21.8cm">
          <text:p text:style-name="P2">Output twenties</text:p>
          <text:p text:style-name="P2">tens</text:p>
          <text:p text:style-name="P2">fives</text:p>
          <text:p text:style-name="P2">twos</text:p>
          <text:p text:style-name="P2">on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" svg:x1="9.9cm" svg:y1="3.8cm" svg:x2="9.9cm" svg:y2="4.1cm" draw:start-shape="id1" draw:start-glue-point="8" draw:end-shape="id2" svg:d="M9900 3800v300" svg:viewBox="0 0 1 301">
          <text:p/>
        </draw:connector>
        <draw:connector draw:style-name="gr2" draw:text-style-name="P2" draw:layer="layout" draw:type="line" svg:x1="9.9cm" svg:y1="7cm" svg:x2="10cm" svg:y2="7.7cm" draw:start-shape="id2" draw:start-glue-point="8" draw:end-shape="id3" svg:d="M9900 7000l100 700" svg:viewBox="0 0 101 701">
          <text:p/>
        </draw:connector>
        <draw:connector draw:style-name="gr2" draw:text-style-name="P2" draw:layer="layout" draw:type="line" svg:x1="10cm" svg:y1="10.6cm" svg:x2="10cm" svg:y2="11.3cm" draw:start-shape="id3" draw:start-glue-point="8" draw:end-shape="id4" svg:d="M10000 10600v700" svg:viewBox="0 0 1 701">
          <text:p/>
        </draw:connector>
        <draw:connector draw:style-name="gr2" draw:text-style-name="P2" draw:layer="layout" draw:type="line" svg:x1="10cm" svg:y1="21.1cm" svg:x2="10cm" svg:y2="21.8cm" draw:start-shape="id4" draw:start-glue-point="6" draw:end-shape="id5" svg:d="M10000 21100v700" svg:viewBox="0 0 1 701">
          <text:p/>
        </draw:connector>
        <draw:connector draw:style-name="gr2" draw:text-style-name="P2" draw:layer="layout" draw:type="line" svg:x1="8.941cm" svg:y1="25.6cm" svg:x2="8.9cm" svg:y2="26.3cm" draw:start-shape="id5" draw:start-glue-point="7" draw:end-shape="id6" draw:end-glue-point="4" svg:d="M8941 25600l-41 700" svg:viewBox="0 0 42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8T11:08:37.552000000</meta:creation-date>
    <dc:date>2014-09-18T12:16:05.012000000</dc:date>
    <meta:editing-duration>PT36M55S</meta:editing-duration>
    <meta:editing-cycles>3</meta:editing-cycles>
    <meta:generator>LibreOffice/4.2.5.2$Windows_x86 LibreOffice_project/61cb170a04bb1f12e77c884eab9192be736ec5f5</meta:generator>
    <meta:document-statistic meta:object-count="11"/>
  </office:meta>
</office:document-meta>
</file>